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1093c" officeooo:paragraph-rsid="0011093c" style:font-size-asian="18pt" style:font-size-complex="18pt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1093c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officeooo:rsid="0011093c" officeooo:paragraph-rsid="0011093c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11d5ca" officeooo:paragraph-rsid="0011d5ca" style:font-size-asian="10.5pt" style:font-size-complex="12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officeooo:rsid="0013a2a2" officeooo:paragraph-rsid="0013a2a2" style:font-size-asian="10.5p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officeooo:rsid="0019d324" officeooo:paragraph-rsid="0019d324" style:font-size-asian="10.5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officeooo:rsid="001a267c" officeooo:paragraph-rsid="001a267c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style="italic" officeooo:rsid="0011d5ca" officeooo:paragraph-rsid="0011d5ca" style:font-size-asian="10.5pt" style:font-style-asian="italic" style:font-size-complex="12pt" style:font-style-complex="italic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1d5ca" officeooo:paragraph-rsid="0011d5ca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1093c" style:font-size-asian="10.5pt" style:font-size-complex="12pt"/>
    </style:style>
    <style:style style:name="T3" style:family="text">
      <style:text-properties fo:font-size="12pt" fo:font-style="italic" style:font-size-asian="10.5pt" style:font-style-asian="italic" style:font-size-complex="12pt" style:font-style-complex="italic"/>
    </style:style>
    <style:style style:name="T4" style:family="text">
      <style:text-properties fo:font-size="12pt" fo:font-style="italic" officeooo:rsid="0011093c" style:font-size-asian="10.5pt" style:font-style-asian="italic" style:font-size-complex="12pt" style:font-style-complex="italic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shovan Mandal</text:p>
      <text:p text:style-name="P1">10CS10048</text:p>
      <text:p text:style-name="P1"/>
      <text:list xml:id="list1573043540075393551" text:style-name="L1">
        <text:list-item>
          <text:p text:style-name="P3">I am using MariaDB, which is a fork of mysql, along with Python3 for doing this database connection. </text:p>
        </text:list-item>
        <text:list-item>
          <text:p text:style-name="P2"><text:span text:style-name="T2">I import </text:span><text:span text:style-name="T4">mysql.connector</text:span><text:span text:style-name="T2"> as the alias of 'mariadb' for this purpose.</text:span></text:p>
        </text:list-item>
        <text:list-item>
          <text:p text:style-name="P9"><text:span text:style-name="T2">I </text:span><text:span text:style-name="T1">create 2 connections to the database using </text:span><text:span text:style-name="T3">mariadb.connect</text:span><text:span text:style-name="T1"> with the parameters “ </text:span><text:span text:style-name="T3">host='localhost', user='public', password='test3R', database='seleri'</text:span><text:span text:style-name="T1"> ”.</text:span></text:p>
        </text:list-item>
        <text:list-item>
          <text:p text:style-name="P9"><text:span text:style-name="T1">I create 2 connections so that I can have 2 concurrently working cursors for working with the database. I create the cursors using an instance of the </text:span><text:span text:style-name="T3">mariadb.connect()</text:span><text:span text:style-name="T1">, mariadb_connection, using </text:span><text:span text:style-name="T3">mariadb_connection.cursor()</text:span><text:span text:style-name="T1">.</text:span></text:p>
        </text:list-item>
        <text:list-item>
          <text:p text:style-name="P9"><text:span text:style-name="T1">I execute SQL statements in the database using </text:span><text:span text:style-name="T3">cursor.execute()</text:span><text:span text:style-name="T1"> method. For e.g., </text:span><text:span text:style-name="T3">cursor.execute("show tables") .</text:span></text:p>
        </text:list-item>
        <text:list-item>
          <text:p text:style-name="P4">To dynamically fetch all tables, I have to use both cursors concurrently, which is why i created 2 cursors from 2 different connections to the same database. Mariadb's thread safe DB connections help in this.</text:p>
          <text:list>
            <text:list-item>
              <text:p text:style-name="P4">The code for this part:</text:p>
              <text:p text:style-name="P8">print("The tables in this database are :")</text:p>
              <text:p text:style-name="P8"><text:tab/>for (table_name,) in cursor:</text:p>
              <text:p text:style-name="P8"><text:tab/><text:tab/>print("-&gt; {}".format(table_name))</text:p>
              <text:p text:style-name="P8"><text:tab/><text:tab/>backup_cursor.execute("select * from %s" % table_name)</text:p>
              <text:p text:style-name="P8"><text:tab/><text:tab/>table_contents = backup_cursor.fetchall()</text:p>
              <text:p text:style-name="P8"><text:tab/><text:tab/>pprint(table_contents)</text:p>
            </text:list-item>
          </text:list>
        </text:list-item>
      </text:list>
      <text:list xml:id="list8626079248277953275" text:style-name="L2">
        <text:list-item>
          <text:p text:style-name="P5">I then execute the 4 SQL queries from Assignment 1 and display a formatted result through Python 3.</text:p>
        </text:list-item>
        <text:list-item>
          <text:p text:style-name="P5">I also use Error Handling in Python to handle any Database connection related errors.</text:p>
        </text:list-item>
        <text:list-item>
          <text:p text:style-name="P6">I used commit method [<text:span text:style-name="T5">mariadb_connection.commit()</text:span>] to commit changes to the database.</text:p>
        </text:list-item>
        <text:list-item>
          <text:p text:style-name="P7">I used close method [<text:span text:style-name="T5">mariadb_connection.close()</text:span>] to close connection to the databa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lighter </meta:initial-creator>
    <meta:creation-date>2016-01-28T12:06:18.640898798</meta:creation-date>
    <dc:date>2016-01-28T14:37:14.607991619</dc:date>
    <dc:creator>enlighter </dc:creator>
    <meta:editing-duration>PT15M39S</meta:editing-duration>
    <meta:editing-cycles>9</meta:editing-cycles>
    <meta:generator>LibreOffice/5.0.3.2$Linux_X86_64 LibreOffice_project/00m0$Build-2</meta:generator>
    <meta:document-statistic meta:table-count="0" meta:image-count="0" meta:object-count="0" meta:page-count="1" meta:paragraph-count="19" meta:word-count="230" meta:character-count="1515" meta:non-whitespace-character-count="1311"/>
  </office:meta>
</office:document-meta>
</file>